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7000000BC08008EE2C9E78A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2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_5f_1" style:list-style-name="L1">
      <style:graphic-properties draw:stroke="none" draw:fill="none" draw:fill-color="#ffffff" draw:textarea-horizontal-align="justify" draw:textarea-vertical-align="top" draw:auto-grow-height="false" fo:min-height="3.771cm" fo:min-width="21.892cm" fo:padding-top="0.127cm" fo:padding-bottom="0.127cm" fo:padding-left="0.254cm" fo:padding-right="0.254cm" fo:wrap-option="wrap" draw:shadow-color="#808080"/>
    </style:style>
    <style:style style:name="gr2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3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4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2.216cm" fo:min-width="14.803cm" fo:padding-top="0.13cm" fo:padding-bottom="0.13cm" fo:padding-left="0.25cm" fo:padding-right="0.25cm" fo:wrap-option="no-wrap" draw:shadow-color="#808080"/>
    </style:style>
    <style:style style:name="gr7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0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1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2" style:family="graphic" style:parent-style-name="Standard_5f_2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647cm" fo:min-width="21.89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1.833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647cm" fo:min-width="21.89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1.83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647cm" fo:min-width="21.89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1.83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647cm" fo:min-width="21.89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1.833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34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35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36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37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38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39" style:family="graphic" style:parent-style-name="Standard_5f_2_5f_1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40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41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42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43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44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45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46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47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48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49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50" style:family="graphic" style:parent-style-name="Standard_5f_2_5f_1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51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52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53" style:family="graphic" style:parent-style-name="Standard_5f_2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42cm" fo:min-width="21.89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64" style:family="graphic" style:parent-style-name="Standard_5f_3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65" style:family="graphic" style:parent-style-name="Standard_5f_3" style:list-style-name="L9">
      <style:graphic-properties draw:stroke="none" draw:fill="none" draw:fill-color="#ffffff" draw:textarea-horizontal-align="justify" draw:textarea-vertical-align="top" draw:auto-grow-height="false" fo:min-height="11.087cm" fo:min-width="21.892cm" fo:padding-top="0.127cm" fo:padding-bottom="0.127cm" fo:padding-left="0.254cm" fo:padding-right="0.254cm" fo:wrap-option="wrap" draw:shadow-color="#808080"/>
    </style:style>
    <style:style style:name="gr66" style:family="graphic" style:parent-style-name="Standard_5f_3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67" style:family="graphic" style:parent-style-name="Standard_5f_3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68" style:family="graphic" style:parent-style-name="Standard_5f_3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69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70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71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72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73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74" style:family="graphic" style:parent-style-name="Standard_5f_2_5f_1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75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76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77" style:family="graphic" style:parent-style-name="Standard_5f_2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42cm" fo:min-width="21.89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83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4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85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86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87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42cm" fo:min-width="21.89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93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94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95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96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97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98" style:family="graphic" style:parent-style-name="Standard_5f_2_5f_1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99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00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101" style:family="graphic" style:parent-style-name="Standard_5f_2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02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03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104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05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06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107" style:family="graphic" style:parent-style-name="Standard_5f_2_5f_1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108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09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110" style:family="graphic" style:parent-style-name="Standard_5f_2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42cm" fo:min-width="21.89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16" style:family="graphic" style:parent-style-name="Standard_5f_2_5f_1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17" style:family="graphic" style:parent-style-name="Standard_5f_2_5f_1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118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19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20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121" style:family="graphic" style:parent-style-name="Standard_5f_2_5f_1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122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23" style:family="graphic" style:parent-style-name="Standard_5f_2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124" style:family="graphic" style:parent-style-name="Standard_5f_2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42cm" fo:min-width="21.89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pr1" style:family="presentation" style:parent-style-name="Titel1-subtitle">
      <style:graphic-properties draw:fill-color="#ffffff" fo:min-height="11.277cm"/>
    </style:style>
    <style:style style:name="P1" style:family="paragraph">
      <style:paragraph-properties fo:margin-left="0cm" fo:margin-right="0cm" fo:margin-top="0.229cm" fo:margin-bottom="0cm" fo:line-height="8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29cm" fo:margin-bottom="0cm" fo:line-height="80%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5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5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11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2" style:family="paragraph">
      <style:paragraph-properties fo:margin-left="0.939cm" fo:margin-right="0cm" fo:margin-top="0.141cm" fo:margin-bottom="0cm" fo:text-indent="-0.922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1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  <style:text-properties fo:font-size="14.8999996185303pt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4.8999996185303pt"/>
    </style:style>
    <style:style style:name="P18" style:family="paragraph">
      <style:paragraph-properties fo:margin-left="2.063cm" fo:margin-right="0cm" fo:margin-top="0.141cm" fo:margin-bottom="0cm" fo:line-height="100%" fo:text-align="start" fo:text-indent="-0.763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20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21" style:family="paragraph">
      <style:paragraph-properties fo:margin-left="2.063cm" fo:margin-right="0cm" fo:margin-top="0.105cm" fo:margin-bottom="0cm" fo:line-height="100%" fo:text-align="start" fo:text-indent="-0.763cm" style:punctuation-wrap="hanging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23" style:family="paragraph">
      <style:paragraph-properties fo:margin-left="0.939cm" fo:margin-right="0cm" fo:margin-top="0.105cm" fo:margin-bottom="0cm" fo:line-height="100%" fo:text-indent="-0.922cm" style:punctuation-wrap="hanging" style:line-break="strict" style:writing-mode="lr-tb"/>
    </style:style>
    <style:style style:name="P24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25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  <style:text-properties fo:font-size="19.5pt"/>
    </style:style>
    <style:style style:name="P26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line-break="strict" style:writing-mode="lr-tb"/>
    </style:style>
    <style:style style:name="P28" style:family="paragraph">
      <style:paragraph-properties fo:margin-left="0cm" fo:margin-right="0cm" fo:margin-top="0.141cm" fo:margin-bottom="0cm" fo:line-height="90%" fo:text-indent="0cm" style:punctuation-wrap="hanging" style:line-break="strict" style:writing-mode="lr-tb"/>
    </style:style>
    <style:style style:name="P29" style:family="paragraph">
      <style:paragraph-properties fo:margin-left="0.939cm" fo:margin-right="0cm" fo:margin-top="0.141cm" fo:margin-bottom="0cm" fo:line-height="100%" fo:text-indent="-0.922cm" style:punctuation-wrap="hanging" style:line-break="strict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.141cm" fo:margin-bottom="0cm" fo:line-height="90%" fo:text-indent="0cm" style:punctuation-wrap="hanging" style:line-break="strict" style:writing-mode="lr-tb" style:font-independent-line-spacing="true"/>
      <style:text-properties fo:font-size="14.8999996185303pt"/>
    </style:style>
    <style:style style:name="P31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32" style:family="paragraph">
      <style:paragraph-properties fo:margin-left="2.063cm" fo:margin-right="0cm" fo:margin-top="0.123cm" fo:margin-bottom="0cm" fo:line-height="100%" fo:text-align="start" fo:text-indent="-0.741cm" style:punctuation-wrap="hanging" style:line-break="strict" style:writing-mode="lr-tb"/>
    </style:style>
    <style:style style:name="P33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35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4.8999996185303pt"/>
    </style:style>
    <style:style style:name="P37" style:family="paragraph">
      <loext:graphic-properties draw:fill="none" draw:fill-color="#ffffff"/>
      <style:paragraph-properties fo:margin-left="0cm" fo:margin-right="0cm" fo:margin-top="0.141cm" fo:margin-bottom="0cm" fo:line-height="9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size="26pt" fo:language="sv" fo:country="SE" fo:font-style="italic" style:font-name-asian="ＭＳ Ｐゴシック" style:font-size-asian="26pt" style:language-asian="sv" style:country-asian="SE" style:font-style-asian="italic" style:font-name-complex="ＭＳ Ｐゴシック" style:font-size-complex="26pt" style:language-complex="sv" style:country-complex="SE" style:font-style-complex="italic"/>
    </style:style>
    <style:style style:name="T2" style:family="text">
      <style:text-properties fo:color="#9a9a9a" fo:font-size="44pt" fo:language="sv" fo:country="SE" style:font-size-asian="44pt" style:language-asian="sv" style:country-asian="SE" style:font-size-complex="44pt" style:language-complex="sv" style:country-complex="SE"/>
    </style:style>
    <style:style style:name="T3" style:family="text">
      <style:text-properties fo:color="#9a9a9a" fo:font-size="44pt" fo:language="sv" fo:country="SE" fo:font-weight="bold" style:font-size-asian="44pt" style:language-asian="sv" style:country-asian="SE" style:font-weight-asian="bold" style:font-size-complex="44pt" style:language-complex="sv" style:country-complex="SE" style:font-weight-complex="bold"/>
    </style:style>
    <style:style style:name="T4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5" style:family="text">
      <style:text-properties fo:color="#9a9a9a" fo:font-size="32pt" fo:language="sv" fo:country="SE" style:font-name-asian="ＭＳ Ｐゴシック" style:font-size-asian="32pt" style:language-asian="sv" style:country-asian="SE" style:font-name-complex="ＭＳ Ｐゴシック" style:font-size-complex="32pt" style:language-complex="sv" style:country-complex="SE"/>
    </style:style>
    <style:style style:name="T6" style:family="text">
      <style:text-properties fo:font-size="16pt" fo:language="sv" fo:country="SE" style:font-name-asian="ＭＳ Ｐゴシック" style:font-size-asian="16pt" style:language-asian="sv" style:country-asian="SE" style:font-name-complex="ＭＳ Ｐゴシック" style:font-size-complex="16pt" style:language-complex="sv" style:country-complex="SE"/>
    </style:style>
    <style:style style:name="T7" style:family="text">
      <style:text-properties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8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9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10" style:family="text">
      <style:text-properties fo:color="#000000" style:text-line-through-style="none" style:text-line-through-type="none" style:text-position="0% 100%" style:font-name="Courier New" fo:font-size="18pt" fo:language="en" fo:country="US" fo:font-style="normal" fo:text-shadow="none" style:text-underline-style="none" fo:font-weight="normal" style:font-name-asian="ＭＳ Ｐゴシック" style:font-size-asian="18pt" style:language-asian="en" style:country-asian="US" style:font-style-asian="normal" style:font-weight-asian="normal" style:font-name-complex="ＭＳ Ｐゴシック" style:font-size-complex="18pt" style:language-complex="en" style:country-complex="US" style:font-style-complex="normal" style:font-weight-complex="normal" style:font-relief="none"/>
    </style:style>
    <style:style style:name="T11" style:family="text">
      <style:text-properties fo:color="#000000" style:text-line-through-style="none" style:text-line-through-type="none" style:text-position="0% 100%" style:font-name="Courier New" fo:font-size="14.8999996185303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letter-kerning="true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line-through-style="none" style:text-line-through-type="none" style:text-position="0% 100%" style:font-name="Courier New" fo:font-size="12pt" fo:language="en" fo:country="US" fo:font-style="normal" fo:text-shadow="none" style:text-underline-style="none" fo:font-weight="normal" style:font-name-asian="ＭＳ Ｐゴシック" style:font-size-asian="12pt" style:language-asian="en" style:country-asian="US" style:font-style-asian="normal" style:font-weight-asian="normal" style:font-name-complex="ＭＳ Ｐゴシック" style:font-size-complex="12pt" style:language-complex="en" style:country-complex="US" style:font-style-complex="normal" style:font-weight-complex="normal" style:font-relief="none"/>
    </style:style>
    <style:style style:name="T14" style:family="text">
      <style:text-properties fo:color="#000000" style:text-position="0% 100%" style:font-name="Courier New" fo:font-size="12pt" fo:language="en" fo:country="US" style:font-name-asian="ＭＳ Ｐゴシック" style:font-size-asian="12pt" style:language-asian="en" style:country-asian="US" style:font-name-complex="ＭＳ Ｐゴシック" style:font-size-complex="12pt" style:language-complex="en" style:country-complex="US"/>
    </style:style>
    <style:style style:name="T15" style:family="text">
      <style:text-properties fo:font-size="16pt" fo:language="en" fo:country="US" fo:font-style="italic" style:font-name-asian="ＭＳ Ｐゴシック" style:font-size-asian="16pt" style:language-asian="en" style:country-asian="US" style:font-style-asian="italic" style:font-name-complex="ＭＳ Ｐゴシック" style:font-size-complex="16pt" style:language-complex="en" style:country-complex="US" style:font-style-complex="italic"/>
    </style:style>
    <style:style style:name="T16" style:family="text">
      <style:text-properties style:font-name="Calibri" fo:font-size="12pt" fo:language="en" fo:country="US" style:font-name-asian="ＭＳ Ｐゴシック" style:font-size-asian="12pt" style:language-asian="en" style:country-asian="US" style:font-name-complex="ＭＳ Ｐゴシック" style:font-size-complex="12pt" style:language-complex="en" style:country-complex="US"/>
    </style:style>
    <style:style style:name="T17" style:family="text">
      <style:text-properties fo:color="#000000" style:text-line-through-style="none" style:text-line-through-type="none" style:text-position="0% 100%" style:font-name="Arial" fo:font-size="16pt" fo:language="en" fo:country="US" fo:font-style="italic" fo:text-shadow="none" style:text-underline-style="none" fo:font-weight="normal" style:font-name-asian="ＭＳ Ｐゴシック" style:font-size-asian="16pt" style:language-asian="en" style:country-asian="US" style:font-style-asian="italic" style:font-weight-asian="normal" style:font-name-complex="ＭＳ Ｐゴシック" style:font-size-complex="16pt" style:language-complex="en" style:country-complex="US" style:font-style-complex="italic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19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normal" style:font-name-asian="ＭＳ Ｐゴシック" style:font-size-asian="14pt" style:language-asian="en" style:country-asian="US" style:font-style-asian="normal" style:font-weight-asian="normal" style:font-name-complex="ＭＳ Ｐゴシック" style:font-size-complex="14pt" style:language-complex="en" style:country-complex="US" style:font-style-complex="normal" style:font-weight-complex="normal" style:font-relief="none"/>
    </style:style>
    <style:style style:name="T20" style:family="text">
      <style:text-properties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21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22" style:family="text">
      <style:text-properties fo:color="#000000" style:text-line-through-style="none" style:text-line-through-type="none" style:text-position="0% 100%" style:font-name="Courier New" fo:font-size="14.8999996185303pt" fo:language="en" fo:country="US" fo:font-style="normal" fo:text-shadow="none" style:text-underline-style="none" fo:font-weight="normal" style:font-name-asian="ＭＳ Ｐゴシック" style:font-size-asian="14pt" style:language-asian="en" style:country-asian="US" style:font-style-asian="normal" style:font-weight-asian="normal" style:font-name-complex="ＭＳ Ｐゴシック" style:font-size-complex="14pt" style:language-complex="en" style:country-complex="US" style:font-style-complex="normal" style:font-weight-complex="normal" style:font-relief="none"/>
    </style:style>
    <style:style style:name="T23" style:family="text">
      <style:text-properties style:font-name="Courier New2"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.8999996185303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26" style:family="text">
      <style:text-properties style:font-name="Courier New2" fo:font-size="14.8999996185303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27" style:family="text">
      <style:text-properties style:font-name="Arial3"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language="en" fo:country="US" fo:font-weight="bold" style:font-name-asian="ＭＳ Ｐゴシック" style:font-size-asian="16pt" style:language-asian="en" style:country-asian="US" style:font-weight-asian="bold" style:font-name-complex="ＭＳ Ｐゴシック" style:font-size-complex="16pt" style:language-complex="en" style:country-complex="US" style:font-weight-complex="bold"/>
    </style:style>
    <style:style style:name="T31" style:family="text">
      <style:text-properties fo:font-size="16pt" fo:language="en" fo:country="US" fo:font-weight="normal" style:font-name-asian="ＭＳ Ｐゴシック" style:font-size-asian="16pt" style:language-asian="en" style:country-asian="US" style:font-weight-asian="normal" style:font-name-complex="ＭＳ Ｐゴシック" style:font-size-complex="16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">
        <style:list-level-properties text:min-label-width="0.921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238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">
        <style:list-level-properties text:min-label-width="0.899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32" presentation:use-date-time-name="dtd1">
        <office:forms form:automatic-focus="false" form:apply-design-mode="false"/>
        <draw:custom-shape draw:style-name="gr1" draw:text-style-name="P2" draw:layer="layout" svg:width="22.4cm" svg:height="4.025cm" svg:x="2.799cm" svg:y="6.649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366cm" svg:height="11.277cm" svg:x="2.798cm" svg:y="-0.357cm" presentation:class="subtitle">
          <draw:text-box>
            <text:p><text:span text:style-name="T2"><text:s/></text:span><text:span text:style-name="T3">12</text:span><text:span text:style-name="T2"><text:line-break/></text:span><text:span text:style-name="T2"> Testning och</text:span><text:span text:style-name="T2"><text:line-break/></text:span><text:span text:style-name="T2">Automatisering</text:span></text:p>
          </draw:text-box>
        </draw:frame>
        <presentation:notes draw:style-name="dp2" presentation:use-date-time-name="dtd1">
          <draw:custom-shape draw:style-name="gr2" draw:text-style-name="P5" draw:layer="layout" svg:width="6.274cm" svg:height="1.256cm" svg:x="2.824cm" svg:y="27.501cm">
            <text:list text:style-name="L3">
              <text:list-header>
                <text:p text:style-name="P4"><text:span text:style-name="T4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7" draw:layer="layout" svg:width="1.413cm" svg:height="1.256cm" svg:x="18.599cm" svg:y="27.502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5.303cm" svg:height="1.146cm" svg:x="2.825cm" svg:y="0.916cm">
            <text:list text:style-name="L3">
              <text:list-header>
                <text:p text:style-name="P4"><text:span text:style-name="T4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5.254cm" svg:height="11.139cm" svg:x="2.874cm" svg:y="2.225cm" draw:page-number="1" presentation:class="page"/>
          <draw:custom-shape draw:style-name="gr6" draw:text-style-name="P8" draw:layer="layout" svg:width="15.303cm" svg:height="12.476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7" draw:text-style-name="P10" draw:layer="layout" svg:width="22.4cm" svg:height="2.1cm" svg:x="2.8cm" svg:y="-0.001cm">
          <text:list text:style-name="L4">
            <text:list-header>
              <text:p text:style-name="P9"><text:span text:style-name="T5">Styra interaktiv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22.4cm" svg:height="10.816cm" svg:x="2.8cm" svg:y="2.658cm">
          <text:list text:style-name="L5">
            <text:list-item>
              <text:p text:style-name="P11"><text:span text:style-name="T6">pexpect - inspiration från Expect (som bygger på språket TCL)</text:span></text:p>
            </text:list-item>
            <text:list-item>
              <text:p text:style-name="P11"><text:span text:style-name="T6">Kräver inte Expect eller TCL - 100% pure python</text:span></text:p>
            </text:list-item>
            <text:list-item>
              <text:p text:style-name="P11"><text:span text:style-name="T6">Används för att starta och styra interaktiva applikationer för att efterlikna en människa som interaktivt matar in data till applikationen, t.ex. en ftp-inloggning</text:span></text:p>
            </text:list-item>
            <text:list-item>
              <text:p text:style-name="P11"><text:span text:style-name="T6">Används flitigt för automatiserad testning</text:span></text:p>
            </text:list-item>
            <text:list-item>
              <text:p text:style-name="P11"><text:span text:style-name="T6">Se vidare https://pexpect.readthedocs.io/</text:span></text:p>
            </text:list-item>
          </text:list>
          <text:list text:style-name="L1">
            <text:list-header>
              <text:p text:style-name="P12"><text:span text:style-name="T6"/></text:p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2" presentation:class="page"/>
          <draw:custom-shape draw:style-name="gr12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3" draw:text-style-name="P10" draw:layer="layout" svg:width="22.4cm" svg:height="2.1cm" svg:x="2.8cm" svg:y="-0.001cm">
          <text:list text:style-name="L4">
            <text:list-header>
              <text:p text:style-name="P9"><text:span text:style-name="T5">Exempel: Hämta fil med f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9" draw:layer="layout" svg:width="22.4cm" svg:height="10.901cm" svg:x="2.8cm" svg:y="2.658cm">
          <text:list text:style-name="L5">
            <text:list-header>
              <text:p text:style-name="P11"><text:span text:style-name="T9"><text:s/></text:span><text:span text:style-name="T9">import pexpect</text:span></text:p>
            </text:list-header>
          </text:list>
          <text:list text:style-name="L6">
            <text:list-item>
              <text:list>
                <text:list-header>
                  <text:p text:style-name="P18"><text:span text:style-name="T9">child = pexpect.spawn('ftp ftp.sunet.se')</text:span></text:p>
                  <text:p text:style-name="P18"><text:span text:style-name="T9">child.expect('Name .*: ')</text:span></text:p>
                  <text:p text:style-name="P18"><text:span text:style-name="T9">child.sendline('anonymous')</text:span></text:p>
                  <text:p text:style-name="P18"><text:span text:style-name="T9">child.expect('Password:')</text:span></text:p>
                  <text:p text:style-name="P18"><text:span text:style-name="T9">child.sendline('initgoran@gmail.com')</text:span></text:p>
                  <text:p text:style-name="P18"><text:span text:style-name="T9">child.expect('ftp&gt; ')</text:span></text:p>
                  <text:p text:style-name="P18"><text:span text:style-name="T9">child.sendline('cd pub')</text:span></text:p>
                  <text:p text:style-name="P18"><text:span text:style-name="T9">child.expect('ftp&gt; ')</text:span></text:p>
                  <text:p text:style-name="P18"><text:span text:style-name="T9">child.sendline('get HEADER.html')</text:span></text:p>
                  <text:p text:style-name="P18"><text:span text:style-name="T9">child.expect('ftp&gt; ')</text:span></text:p>
                  <text:p text:style-name="P18"><text:span text:style-name="T9">child.sendline('bye')</text:span></text:p>
                </text:list-header>
                <text:list-item>
                  <text:p text:style-name="P18"><text:span text:style-name="T9">child.expect(pexpect.EOF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2.333cm" svg:height="0.839cm" svg:x="0.442cm" svg:y="14.539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3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9" draw:text-style-name="P10" draw:layer="layout" svg:width="22.4cm" svg:height="2.1cm" svg:x="2.8cm" svg:y="-0.001cm">
          <text:list text:style-name="L4">
            <text:list-header>
              <text:p text:style-name="P9"><text:span text:style-name="T5">Exempel 2: pexp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2.4cm" svg:height="10.901cm" svg:x="2.8cm" svg:y="2.658cm">
          <text:list text:style-name="L5">
            <text:list-item>
              <text:p text:style-name="P11"><text:span text:style-name="T7">Med loggning och felhantering</text:span></text:p>
            </text:list-item>
          </text:list>
          <text:list text:style-name="L6">
            <text:list-item>
              <text:list>
                <text:list-header>
                  <text:p text:style-name="P18"><text:span text:style-name="T9"/></text:p>
                </text:list-header>
                <text:list-item>
                  <text:p text:style-name="P18"><text:span text:style-name="T10">import pexpect</text:span></text:p>
                </text:list-item>
                <text:list-item>
                  <text:p text:style-name="P18"><text:span text:style-name="T10">import sys</text:span></text:p>
                </text:list-item>
                <text:list-item>
                  <text:p text:style-name="P18"><text:span text:style-name="T10"/></text:p>
                </text:list-item>
                <text:list-item>
                  <text:p text:style-name="P18"><text:span text:style-name="T10">child = pexpect.spawn('ftp ftp.sunet.se',</text:span></text:p>
                </text:list-item>
                <text:list-item>
                  <text:p text:style-name="P18"><text:span text:style-name="T10"><text:s text:c="22"/></text:span><text:span text:style-name="T10">timeout=10,</text:span></text:p>
                </text:list-item>
                <text:list-item>
                  <text:p text:style-name="P18"><text:span text:style-name="T10"><text:s text:c="22"/></text:span><text:span text:style-name="T10">encoding='utf-8',</text:span></text:p>
                </text:list-item>
                <text:list-item>
                  <text:p text:style-name="P18"><text:span text:style-name="T10"><text:s text:c="22"/></text:span><text:span text:style-name="T10">logfile=sys.stdout)</text:span></text:p>
                  <text:p text:style-name="P18"><text:span text:style-name="T11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draw:layer="layout" svg:width="2.333cm" svg:height="0.839cm" svg:x="0.442cm" svg:y="14.539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4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24" draw:text-style-name="P10" draw:layer="layout" svg:width="22.4cm" svg:height="2.1cm" svg:x="2.8cm" svg:y="-0.001cm">
          <text:list text:style-name="L4">
            <text:list-header>
              <text:p text:style-name="P9"><text:span text:style-name="T5">Exempel 2: pexpect (forts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9" draw:layer="layout" svg:width="22.4cm" svg:height="10.901cm" svg:x="2.8cm" svg:y="2.658cm">
          <text:list text:style-name="L5">
            <text:list-header>
              <text:p text:style-name="P11"><text:span text:style-name="T11"/></text:p>
            </text:list-header>
          </text:list>
          <text:list text:style-name="L6">
            <text:list-item>
              <text:list>
                <text:list-header>
                  <text:p text:style-name="P18"><text:span text:style-name="T9">while True:</text:span></text:p>
                </text:list-header>
                <text:list-item>
                  <text:p text:style-name="P18"><text:span text:style-name="T9"><text:s text:c="4"/></text:span><text:span text:style-name="T9">ret = child.expect(['Name .*: ', 'Password:', 'ftp&gt; ',</text:span></text:p>
                </text:list-item>
                <text:list-item>
                  <text:p text:style-name="P18"><text:span text:style-name="T9"><text:s text:c="24"/></text:span><text:span text:style-name="T9">'refused', pexpect.EOF,</text:span></text:p>
                </text:list-item>
                <text:list-item>
                  <text:p text:style-name="P18"><text:span text:style-name="T9"><text:s text:c="24"/></text:span><text:span text:style-name="T9">pexpect.TIMEOUT])</text:span></text:p>
                </text:list-item>
                <text:list-item>
                  <text:p text:style-name="P18"><text:span text:style-name="T9"><text:s text:c="4"/></text:span><text:span text:style-name="T9">if ret == 0:</text:span></text:p>
                </text:list-item>
                <text:list-item>
                  <text:p text:style-name="P18"><text:span text:style-name="T9"><text:s text:c="8"/></text:span><text:span text:style-name="T9">child.sendline('anonymous')</text:span></text:p>
                </text:list-item>
                <text:list-item>
                  <text:p text:style-name="P18"><text:span text:style-name="T9"><text:s text:c="4"/></text:span><text:span text:style-name="T9">elif ret == 1:</text:span></text:p>
                </text:list-item>
                <text:list-item>
                  <text:p text:style-name="P18"><text:span text:style-name="T9"><text:s text:c="8"/></text:span><text:span text:style-name="T9">child.sendline('initgoran@gmail.com')</text:span></text:p>
                </text:list-item>
                <text:list-item>
                  <text:p text:style-name="P18"><text:span text:style-name="T9"><text:s text:c="4"/></text:span><text:span text:style-name="T9">elif ret == 2:</text:span></text:p>
                </text:list-item>
                <text:list-item>
                  <text:p text:style-name="P18"><text:span text:style-name="T9"><text:s text:c="8"/></text:span><text:span text:style-name="T9">break</text:span></text:p>
                </text:list-item>
                <text:list-item>
                  <text:p text:style-name="P18"><text:span text:style-name="T9"><text:s text:c="4"/></text:span><text:span text:style-name="T9">else:</text:span></text:p>
                </text:list-item>
                <text:list-item>
                  <text:p text:style-name="P18"><text:span text:style-name="T9"><text:s text:c="8"/></text:span><text:span text:style-name="T9">print("Login error", file=sys.stderr)</text:span></text:p>
                </text:list-item>
                <text:list-item>
                  <text:p text:style-name="P18"><text:span text:style-name="T9"><text:s text:c="8"/></text:span><text:span text:style-name="T9">sys.exit(1)</text:span></text:p>
                  <text:p text:style-name="P18"><text:span text:style-name="T11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0" draw:layer="layout" svg:width="2.333cm" svg:height="0.839cm" svg:x="0.442cm" svg:y="14.539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5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29" draw:text-style-name="P10" draw:layer="layout" svg:width="22.4cm" svg:height="2.1cm" svg:x="2.8cm" svg:y="-0.001cm">
          <text:list text:style-name="L4">
            <text:list-header>
              <text:p text:style-name="P9"><text:span text:style-name="T5">Exempel 2: pexpect (forts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2.4cm" svg:height="10.901cm" svg:x="2.8cm" svg:y="2.658cm">
          <text:list text:style-name="L5">
            <text:list-header>
              <text:p text:style-name="P11"><text:span text:style-name="T11"/></text:p>
            </text:list-header>
          </text:list>
          <text:list text:style-name="L6">
            <text:list-item>
              <text:list>
                <text:list-header>
                  <text:p text:style-name="P18"><text:span text:style-name="T9">cmds = [ 'cd /mirror/ubuntu', 'cd dists/eoan',</text:span></text:p>
                </text:list-header>
                <text:list-item>
                  <text:p text:style-name="P18"><text:span text:style-name="T9"><text:s text:c="9"/></text:span><text:span text:style-name="T9">'get Release.gpg', 'bye' ]</text:span></text:p>
                </text:list-item>
                <text:list-item>
                  <text:p text:style-name="P18"><text:span text:style-name="T9">for cmd in cmds:</text:span></text:p>
                </text:list-item>
                <text:list-item>
                  <text:p text:style-name="P18"><text:span text:style-name="T9"><text:s text:c="4"/></text:span><text:span text:style-name="T9">child.sendline(cmd)</text:span></text:p>
                </text:list-item>
                <text:list-item>
                  <text:p text:style-name="P18"><text:span text:style-name="T12"><text:s text:c="4"/></text:span><text:span text:style-name="T12">ret = child.expect(['ftp&gt; ',</text:span><text:span text:style-name="T9"> pexpect.EOF,</text:span></text:p>
                </text:list-item>
                <text:list-item>
                  <text:p text:style-name="P18"><text:span text:style-name="T9"><text:s text:c="24"/></text:span><text:span text:style-name="T9">pexpect.TIMEOUT,</text:span></text:p>
                </text:list-item>
                <text:list-item>
                  <text:p text:style-name="P18"><text:span text:style-name="T9"><text:s text:c="24"/></text:span><text:span text:style-name="T9">'Invalid', '550 Failed'])</text:span></text:p>
                </text:list-item>
                <text:list-item>
                  <text:p text:style-name="P18"><text:span text:style-name="T9"><text:s text:c="4"/></text:span><text:span text:style-name="T9">if ret:</text:span></text:p>
                </text:list-item>
                <text:list-item>
                  <text:p text:style-name="P18"><text:span text:style-name="T9"><text:s text:c="8"/></text:span><text:span text:style-name="T9">break</text:span></text:p>
                </text:list-item>
                <text:list-item>
                  <text:p text:style-name="P18"><text:span text:style-name="T9">if cmd == cmds[-1]:</text:span></text:p>
                </text:list-item>
                <text:list-item>
                  <text:p text:style-name="P18"><text:span text:style-name="T9"><text:s text:c="4"/></text:span><text:span text:style-name="T9">print("All OK")</text:span></text:p>
                </text:list-item>
                <text:list-item>
                  <text:p text:style-name="P18"><text:span text:style-name="T9"/></text:p>
                </text:list-item>
                <text:list-item>
                  <text:p text:style-name="P18"><text:span text:style-name="T9"/></text:p>
                  <text:p text:style-name="P18"><text:span text:style-name="T11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2.333cm" svg:height="0.839cm" svg:x="0.442cm" svg:y="14.539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6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34" draw:text-style-name="P10" draw:layer="layout" svg:width="22.4cm" svg:height="2.1cm" svg:x="2.799cm" svg:y="-0.001cm">
          <text:list text:style-name="L4">
            <text:list-header>
              <text:p text:style-name="P9"><text:span text:style-name="T5">Test - doc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22.4cm" svg:height="11.761cm" svg:x="2.8cm" svg:y="2.657cm">
          <text:list text:style-name="L5">
            <text:list-header>
              <text:p text:style-name="P20"><text:span text:style-name="T13"><text:s/></text:span><text:span text:style-name="T9">"""dc.py - Konvertera till versaler</text:span></text:p>
            </text:list-header>
          </text:list>
          <text:list text:style-name="L6">
            <text:list-item>
              <text:list>
                <text:list-header>
                  <text:p text:style-name="P21"><text:span text:style-name="T9"/></text:p>
                  <text:p text:style-name="P21"><text:span text:style-name="T9">&gt;&gt;&gt; conv_to_big('abc')</text:span></text:p>
                  <text:p text:style-name="P21"><text:span text:style-name="T9">'ABC'</text:span></text:p>
                  <text:p text:style-name="P21"><text:span text:style-name="T9">&gt;&gt;&gt; conv_to_big('abc12')</text:span></text:p>
                  <text:p text:style-name="P21"><text:span text:style-name="T9">'ABC12'</text:span></text:p>
                  <text:p text:style-name="P21"><text:span text:style-name="T9">&gt;&gt;&gt; conv_to_big([1,2])</text:span></text:p>
                  <text:p text:style-name="P21"><text:span text:style-name="T9">'[1, 2]'</text:span></text:p>
                  <text:p text:style-name="P21"><text:span text:style-name="T9">&gt;&gt;&gt; conv_to_big([1,2,'a'])</text:span></text:p>
                  <text:p text:style-name="P21"><text:span text:style-name="T9">"[1, 2, 'A']"</text:span></text:p>
                  <text:p text:style-name="P21"><text:span text:style-name="T9">"""</text:span></text:p>
                  <text:p text:style-name="P21"><text:span text:style-name="T9"/></text:p>
                  <text:p text:style-name="P21"><text:span text:style-name="T9">def conv_to_big(st):</text:span></text:p>
                  <text:p text:style-name="P21"><text:span text:style-name="T9"><text:s text:c="4"/></text:span><text:span text:style-name="T9">return str(st).upper(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7" presentation:class="page"/>
          <draw:custom-shape draw:style-name="gr39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40" draw:text-style-name="P10" draw:layer="layout" svg:width="22.4cm" svg:height="2.1cm" svg:x="2.799cm" svg:y="-0.001cm">
          <text:list text:style-name="L4">
            <text:list-header>
              <text:p text:style-name="P9"><text:span text:style-name="T5">Test – doctest (forts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2" draw:layer="layout" svg:width="22.4cm" svg:height="11.761cm" svg:x="2.8cm" svg:y="2.657cm">
          <text:list text:style-name="L5">
            <text:list-header>
              <text:p text:style-name="P20"><text:span text:style-name="T13"/></text:p>
            </text:list-header>
          </text:list>
          <text:list text:style-name="L6">
            <text:list-item>
              <text:list>
                <text:list-item>
                  <text:p text:style-name="P21"><text:span text:style-name="T9">def _test():</text:span></text:p>
                </text:list-item>
                <text:list-item>
                  <text:p text:style-name="P21"><text:span text:style-name="T9"><text:s text:c="4"/></text:span><text:span text:style-name="T9">import doctest</text:span></text:p>
                  <text:p text:style-name="P21"><text:span text:style-name="T9"><text:s text:c="4"/></text:span><text:span text:style-name="T9">doctest.testmod()</text:span></text:p>
                  <text:p text:style-name="P21"><text:span text:style-name="T9"/></text:p>
                </text:list-item>
                <text:list-item>
                  <text:p text:style-name="P21"><text:span text:style-name="T9">if __name__== '__main__':</text:span></text:p>
                  <text:p text:style-name="P21"><text:span text:style-name="T9"><text:s text:c="4"/></text:span><text:span text:style-name="T9">_test()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/></text:p>
                  <text:p text:style-name="P21"><text:span text:style-name="T9"/></text:p>
                </text:list-item>
              </text:list>
            </text:list-item>
          </text:list>
          <text:list text:style-name="L1">
            <text:list-header>
              <text:p text:style-name="P23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8" presentation:class="page"/>
          <draw:custom-shape draw:style-name="gr39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45" draw:text-style-name="P10" draw:layer="layout" svg:width="22.4cm" svg:height="2.1cm" svg:x="2.799cm" svg:y="-0.001cm">
          <text:list text:style-name="L4">
            <text:list-header>
              <text:p text:style-name="P9"><text:span text:style-name="T5">Test - doc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9" draw:layer="layout" svg:width="22.4cm" svg:height="10.816cm" svg:x="2.8cm" svg:y="2.658cm">
          <text:list text:style-name="L5">
            <text:list-item>
              <text:p text:style-name="P11"><text:span text:style-name="T7">Kör testerna genom att köra själva modulen; </text:span><text:span text:style-name="T15">python3 dc.py</text:span></text:p>
            </text:list-item>
            <text:list-item>
              <text:p text:style-name="P11"><text:span text:style-name="T7">Gick allt bra visas ingen utskrift</text:span></text:p>
            </text:list-item>
            <text:list-item>
              <text:p text:style-name="P11"><text:span text:style-name="T7">"Debug-mod"; </text:span><text:span text:style-name="T15">python3 dc.py -v</text:span></text:p>
            </text:list-item>
          </text:list>
          <text:list text:style-name="L1">
            <text:list-header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9" presentation:class="page"/>
          <draw:custom-shape draw:style-name="gr50" draw:text-style-name="P25" draw:layer="layout" svg:width="15.303cm" svg:height="13.365cm" svg:x="2.824cm" svg:y="14.109cm">
            <text:list text:style-name="L7">
              <text:list-item>
                <text:p text:style-name="P24"><text:span text:style-name="T16">Hur hittar man detta..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51" draw:text-style-name="P5" draw:layer="layout" svg:width="6.274cm" svg:height="1.256cm" svg:x="2.824cm" svg:y="27.501cm">
            <text:list text:style-name="L3">
              <text:list-header>
                <text:p text:style-name="P4"><text:span text:style-name="T4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" draw:text-style-name="P7" draw:layer="layout" svg:width="1.412cm" svg:height="1.256cm" svg:x="18.599cm" svg:y="27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5" draw:layer="layout" svg:width="15.303cm" svg:height="1.146cm" svg:x="2.825cm" svg:y="0.916cm">
            <text:list text:style-name="L3">
              <text:list-header>
                <text:p text:style-name="P4"><text:span text:style-name="T4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54" draw:text-style-name="P10" draw:layer="layout" svg:width="22.4cm" svg:height="2.1cm" svg:x="2.799cm" svg:y="-0.001cm">
          <text:list text:style-name="L4">
            <text:list-header>
              <text:p text:style-name="P9"><text:span text:style-name="T5">Test - unittest (PyUni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0" draw:layer="layout" svg:width="22.4cm" svg:height="10.817cm" svg:x="2.8cm" svg:y="2.657cm">
          <text:list text:style-name="L5">
            <text:list-item>
              <text:p text:style-name="P26"><text:span text:style-name="T7">Pythons version av JUnit</text:span></text:p>
            </text:list-item>
            <text:list-item>
              <text:p text:style-name="P26"><text:span text:style-name="T7">Ett testfall består av ett antal individuella tester och det skapas genom att subklassa </text:span><text:span text:style-name="T15">unittest.TestCase</text:span></text:p>
            </text:list-item>
            <text:list-item>
              <text:p text:style-name="P26"><text:span text:style-name="T7">Individuella tester skapas genom att döpa metoder till ett namn som börjar på "test", t.ex. </text:span><text:span text:style-name="T15">testequal</text:span><text:span text:style-name="T7">, </text:span><text:span text:style-name="T15">testconnect</text:span><text:span text:style-name="T7"> etc</text:span></text:p>
            </text:list-item>
            <text:list-item>
              <text:p text:style-name="P26"><text:span text:style-name="T7">Två extra metoder; setUp() och tearDown() kan skapas för att initiera data respektive städa upp efter varje individuellt test</text:span></text:p>
            </text:list-item>
            <text:list-item>
              <text:p text:style-name="P26"><text:span text:style-name="T7">Ett antal ärvda metoder kan anropas i varje individuellt test;</text:span></text:p>
            </text:list-item>
          </text:list>
          <text:list text:style-name="L8">
            <text:list-item>
              <text:list>
                <text:list-item>
                  <text:p text:style-name="P27"><text:span text:style-name="T17">assertEqual(x, y)</text:span><text:span text:style-name="T18"> - för att verifiera att x == y</text:span></text:p>
                </text:list-item>
                <text:list-item>
                  <text:p text:style-name="P27"><text:span text:style-name="T17">assertTrue()</text:span><text:span text:style-name="T18"> - för att verifiera ett villkor (något som returnerar True/False)</text:span></text:p>
                </text:list-item>
                <text:list-item>
                  <text:p text:style-name="P27"><text:span text:style-name="T17">assertRaises()</text:span><text:span text:style-name="T18"> - för att verifiera att ett undantag kastas</text:span></text:p>
                </text:list-item>
                <text:list-item>
                  <text:p text:style-name="P27"><text:span text:style-name="T18">motsv failEqual osv finns också</text:span></text:p>
                </text:list-item>
              </text:list>
            </text:list-item>
          </text:list>
          <text:list text:style-name="L5">
            <text:list-item>
              <text:p text:style-name="P28"><text:span text:style-name="T7">Se vidare pythondokumentationen</text:span></text:p>
            </text:list-item>
          </text:list>
          <text:list text:style-name="L1">
            <text:list-header>
              <text:p text:style-name="P2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0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59" draw:text-style-name="P10" draw:layer="layout" svg:width="22.4cm" svg:height="2.1cm" svg:x="2.799cm" svg:y="-0.001cm">
          <text:list text:style-name="L4">
            <text:list-header>
              <text:p text:style-name="P9"><text:span text:style-name="T5">Testa modulen random med PyUn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2" draw:layer="layout" svg:width="22.4cm" svg:height="11.674cm" svg:x="2.8cm" svg:y="2.657cm">
          <text:list text:style-name="L5">
            <text:list-header>
              <text:p text:style-name="P20"><text:span text:style-name="T13"><text:s/></text:span><text:span text:style-name="T19">import random, unittest</text:span><text:span text:style-name="T19"><text:line-break/></text:span><text:span text:style-name="T19"/></text:p>
            </text:list-header>
          </text:list>
          <text:list text:style-name="L6">
            <text:list-item>
              <text:list>
                <text:list-header>
                  <text:p text:style-name="P21"><text:span text:style-name="T19">class TestSequenceFunctions(unittest.TestCase):</text:span></text:p>
                  <text:p text:style-name="P21"><text:span text:style-name="T19"><text:s text:c="4"/></text:span><text:span text:style-name="T19">def setUp(self):</text:span></text:p>
                  <text:p text:style-name="P21"><text:span text:style-name="T19"><text:s text:c="8"/></text:span><text:span text:style-name="T19">self.seq = list(range(10))</text:span></text:p>
                  <text:p text:style-name="P21"><text:span text:style-name="T19"><text:s text:c="4"/></text:span><text:span text:style-name="T19">def testshuffle(self):</text:span></text:p>
                  <text:p text:style-name="P21"><text:span text:style-name="T19"><text:s text:c="8"/></text:span><text:span text:style-name="T19">random.shuffle(self.seq)</text:span></text:p>
                  <text:p text:style-name="P21"><text:span text:style-name="T19"><text:s text:c="8"/></text:span><text:span text:style-name="T19">self.seq.sort()</text:span></text:p>
                  <text:p text:style-name="P21"><text:span text:style-name="T19"><text:s text:c="8"/></text:span><text:span text:style-name="T19">self.assertEqual(self.seq, list(range(10)))</text:span></text:p>
                  <text:p text:style-name="P21"><text:span text:style-name="T19"><text:s text:c="4"/></text:span><text:span text:style-name="T19">def testchoice(self):</text:span></text:p>
                  <text:p text:style-name="P21"><text:span text:style-name="T19"><text:s text:c="8"/></text:span><text:span text:style-name="T19">element = random.choice(self.seq)</text:span></text:p>
                  <text:p text:style-name="P21"><text:span text:style-name="T19"><text:s text:c="8"/></text:span><text:span text:style-name="T19">self.assertTrue(element in self.seq)</text:span></text:p>
                  <text:p text:style-name="P21"><text:span text:style-name="T19"><text:s text:c="4"/></text:span><text:span text:style-name="T19">def testsample(self):</text:span></text:p>
                  <text:p text:style-name="P21"><text:span text:style-name="T19"><text:s text:c="8"/></text:span><text:span text:style-name="T19">self.assertRaises(ValueError, random.sample, self.seq, 20)</text:span></text:p>
                  <text:p text:style-name="P21"><text:span text:style-name="T19"><text:s text:c="8"/></text:span><text:span text:style-name="T19">for element in random.sample(self.seq, 5):</text:span></text:p>
                  <text:p text:style-name="P21"><text:span text:style-name="T19"><text:s text:c="12"/></text:span><text:span text:style-name="T19">self.assertTrue(element in self.seq)</text:span></text:p>
                  <text:p text:style-name="P21"><text:span text:style-name="T19"/></text:p>
                </text:list-header>
              </text:list>
            </text:list-item>
          </text:list>
          <text:list text:style-name="L1">
            <text:list-header>
              <text:p text:style-name="P23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1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64" draw:text-style-name="P10" draw:layer="layout" svg:width="22.4cm" svg:height="2.1cm" svg:x="2.799cm" svg:y="-0.001cm">
          <text:list text:style-name="L4">
            <text:list-header>
              <text:p text:style-name="P9"><text:span text:style-name="T5">Testa modulen random (forts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4" draw:layer="layout" svg:width="22.4cm" svg:height="11.341cm" svg:x="2.8cm" svg:y="2.658cm">
          <text:list text:style-name="L9">
            <text:list-item>
              <text:p text:style-name="P31"><text:span text:style-name="T20">Huvudprogrammet</text:span></text:p>
            </text:list-item>
          </text:list>
          <text:list text:style-name="L6">
            <text:list-item>
              <text:list>
                <text:list-header>
                  <text:p text:style-name="P32"><text:span text:style-name="T9">if __name__ == '__main__':</text:span></text:p>
                </text:list-header>
                <text:list-item>
                  <text:p text:style-name="P32"><text:span text:style-name="T9"><text:s text:c="4"/></text:span><text:span text:style-name="T9">unittest.main()</text:span></text:p>
                  <text:p text:style-name="P32"><text:span text:style-name="T19"/></text:p>
                </text:list-item>
              </text:list>
            </text:list-item>
          </text:list>
          <text:list text:style-name="L9">
            <text:list-item>
              <text:p text:style-name="P33"><text:span text:style-name="T20">Exekvera</text:span></text:p>
            </text:list-item>
          </text:list>
          <text:list text:style-name="L6">
            <text:list-item>
              <text:list>
                <text:list-header>
                  <text:p text:style-name="P32"><text:span text:style-name="T9">$ </text:span><text:span text:style-name="T21">python3 examples/12_pyuint.py -v</text:span></text:p>
                </text:list-header>
                <text:list-item>
                  <text:p text:style-name="P32"><text:span text:style-name="T9">testchoice (__main__.TestSequenceFunctions) ... ok</text:span></text:p>
                </text:list-item>
                <text:list-item>
                  <text:p text:style-name="P32"><text:span text:style-name="T9">testsample (__main__.TestSequenceFunctions) ... ok</text:span></text:p>
                </text:list-item>
                <text:list-item>
                  <text:p text:style-name="P32"><text:span text:style-name="T9">testshuffle (__main__.TestSequenceFunctions) ... ok</text:span></text:p>
                </text:list-item>
                <text:list-item>
                  <text:p text:style-name="P32"><text:span text:style-name="T9"/></text:p>
                </text:list-item>
                <text:list-item>
                  <text:p text:style-name="P32"><text:span text:style-name="T9">---------------------------------------------------</text:span></text:p>
                </text:list-item>
                <text:list-item>
                  <text:p text:style-name="P32"><text:span text:style-name="T9">Ran 3 tests in 0.000s</text:span></text:p>
                </text:list-item>
                <text:list-item>
                  <text:p text:style-name="P32"><text:span text:style-name="T9"/></text:p>
                </text:list-item>
                <text:list-item>
                  <text:p text:style-name="P32"><text:span text:style-name="T9">OK</text:span></text:p>
                </text:list-item>
                <text:list-item>
                  <text:p text:style-name="P32"><text:span text:style-name="T2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6" draw:layer="layout" svg:width="21.467cm" svg:height="0.839cm" svg:x="3.266cm" svg:y="14.525cm">
          <text:list text:style-name="L3">
            <text:list-header>
              <text:p text:style-name="P35"><text:span text:style-name="T8">© Init AB</text:span><text:span text:style-name="T4"><text:tab/>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2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69" draw:text-style-name="P10" draw:layer="layout" svg:width="22.4cm" svg:height="2.1cm" svg:x="2.799cm" svg:y="-0.001cm">
          <text:list text:style-name="L4">
            <text:list-header>
              <text:p text:style-name="P9"><text:span text:style-name="T5">Modulen py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9" draw:layer="layout" svg:width="22.4cm" svg:height="10.816cm" svg:x="2.8cm" svg:y="2.658cm">
          <text:list text:style-name="L5">
            <text:list-item>
              <text:p text:style-name="P11"><text:span text:style-name="T23">pytest</text:span><text:span text:style-name="T7"> är en populär extern modul för testning</text:span></text:p>
            </text:list-item>
            <text:list-item>
              <text:p text:style-name="P11"><text:span text:style-name="T7">Funktioner vars namn börjar med </text:span><text:span text:style-name="T23">test</text:span><text:span text:style-name="T7"> är testfall</text:span></text:p>
            </text:list-item>
            <text:list-item>
              <text:p text:style-name="P11"><text:span text:style-name="T7">Pythonfiler vars namn inleds med </text:span><text:span text:style-name="T23">test_</text:span><text:span text:style-name="T7"> innehåller testfall</text:span></text:p>
            </text:list-item>
            <text:list-item>
              <text:p text:style-name="P11"><text:span text:style-name="T7">Exekvering:</text:span></text:p>
              <text:list>
                <text:list-item>
                  <text:p text:style-name="P11"><text:span text:style-name="T23">python3 -m pytest</text:span></text:p>
                </text:list-item>
                <text:list-item>
                  <text:p text:style-name="P11"><text:span text:style-name="T23">python3 -m pytest myprog.py</text:span></text:p>
                </text:list-item>
                <text:list-item>
                  <text:p text:style-name="P11"><text:span text:style-name="T24">python3 -m pytest </text:span><text:span text:style-name="T23">myprog.py -v</text:span></text:p>
                </text:list-item>
                <text:list-item>
                  <text:p text:style-name="P11"><text:span text:style-name="T23">pytest-3 myprog.py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3" presentation:class="page"/>
          <draw:custom-shape draw:style-name="gr74" draw:text-style-name="P25" draw:layer="layout" svg:width="15.303cm" svg:height="13.365cm" svg:x="2.824cm" svg:y="14.109cm">
            <text:list text:style-name="L7">
              <text:list-item>
                <text:p text:style-name="P24"><text:span text:style-name="T16">Hur hittar man detta..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5" draw:layer="layout" svg:width="6.274cm" svg:height="1.256cm" svg:x="2.824cm" svg:y="27.501cm">
            <text:list text:style-name="L3">
              <text:list-header>
                <text:p text:style-name="P4"><text:span text:style-name="T4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7" draw:layer="layout" svg:width="1.412cm" svg:height="1.256cm" svg:x="18.599cm" svg:y="27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5" draw:layer="layout" svg:width="15.303cm" svg:height="1.146cm" svg:x="2.825cm" svg:y="0.916cm">
            <text:list text:style-name="L3">
              <text:list-header>
                <text:p text:style-name="P4"><text:span text:style-name="T4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78" draw:text-style-name="P10" draw:layer="layout" svg:width="22.4cm" svg:height="2.1cm" svg:x="2.799cm" svg:y="-0.001cm">
          <text:list text:style-name="L4">
            <text:list-header>
              <text:p text:style-name="P9"><text:span text:style-name="T5">Testa modulen random med py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2" draw:layer="layout" svg:width="22.4cm" svg:height="11.674cm" svg:x="2.8cm" svg:y="2.657cm">
          <text:list text:style-name="L5">
            <text:list-header>
              <text:p text:style-name="P20"><text:span text:style-name="T13"><text:s/></text:span><text:span text:style-name="T9">import random</text:span><text:span text:style-name="T9"><text:line-break/></text:span><text:span text:style-name="T9"> seq = list(range(10))</text:span></text:p>
            </text:list-header>
          </text:list>
          <text:list text:style-name="L6">
            <text:list-item>
              <text:list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shuffle():</text:span></text:p>
                </text:list-item>
                <text:list-item>
                  <text:p text:style-name="P21"><text:span text:style-name="T9"><text:s text:c="4"/></text:span><text:span text:style-name="T9">L = list(seq)</text:span></text:p>
                </text:list-item>
                <text:list-item>
                  <text:p text:style-name="P21"><text:span text:style-name="T9"><text:s text:c="4"/></text:span><text:span text:style-name="T9">random.shuffle(L)</text:span></text:p>
                </text:list-item>
                <text:list-item>
                  <text:p text:style-name="P21"><text:span text:style-name="T9"><text:s text:c="4"/></text:span><text:span text:style-name="T9">assert sorted(L) == seq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choice():</text:span></text:p>
                </text:list-item>
                <text:list-item>
                  <text:p text:style-name="P21"><text:span text:style-name="T9"><text:s text:c="4"/></text:span><text:span text:style-name="T9">for i in range(1000):</text:span></text:p>
                </text:list-item>
                <text:list-item>
                  <text:p text:style-name="P21"><text:span text:style-name="T9"><text:s text:c="8"/></text:span><text:span text:style-name="T9">assert random.choice(seq) in seq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sample():</text:span></text:p>
                </text:list-item>
                <text:list-item>
                  <text:p text:style-name="P21"><text:span text:style-name="T9"><text:s text:c="4"/></text:span><text:span text:style-name="T9">for x in random.sample(seq, len(seq)//2):</text:span></text:p>
                </text:list-item>
                <text:list-item>
                  <text:p text:style-name="P21"><text:span text:style-name="T9"><text:s text:c="8"/></text:span><text:span text:style-name="T9">assert x in seq</text:span></text:p>
                  <text:p text:style-name="P21"><text:span text:style-name="T19"/></text:p>
                </text:list-item>
              </text:list>
            </text:list-item>
          </text:list>
          <text:list text:style-name="L1">
            <text:list-header>
              <text:p text:style-name="P23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4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83" draw:text-style-name="P10" draw:layer="layout" svg:width="22.4cm" svg:height="2.1cm" svg:x="2.799cm" svg:y="-0.001cm">
          <text:list text:style-name="L4">
            <text:list-header>
              <text:p text:style-name="P9"><text:span text:style-name="T5">Testa random med pytest (forts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2" draw:layer="layout" svg:width="22.4cm" svg:height="11.761cm" svg:x="2.8cm" svg:y="2.657cm">
          <text:list text:style-name="L5">
            <text:list-header>
              <text:p text:style-name="P20"><text:span text:style-name="T11"><text:s/></text:span><text:span text:style-name="T9">$ </text:span><text:span text:style-name="T21">python3 -m pytest examples/test_random.py -v</text:span></text:p>
            </text:list-header>
          </text:list>
          <text:list text:style-name="L6">
            <text:list-item>
              <text:list>
                <text:list-item>
                  <text:p text:style-name="P21"><text:span text:style-name="T9">========= test session starts ==========</text:span></text:p>
                </text:list-item>
                <text:list-item>
                  <text:p text:style-name="P21"><text:span text:style-name="T9">platform linux -- Python 3.7.3, pytest-3.10.1, py-1.7.0, ...</text:span></text:p>
                </text:list-item>
                <text:list-item>
                  <text:p text:style-name="P21"><text:span text:style-name="T9">cachedir: .pytest_cache</text:span></text:p>
                </text:list-item>
                <text:list-item>
                  <text:p text:style-name="P21"><text:span text:style-name="T9">rootdir: /home/goran/GIT/pythonkurs, inifile:</text:span></text:p>
                </text:list-item>
                <text:list-item>
                  <text:p text:style-name="P21"><text:span text:style-name="T9">collected 3 items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examples/test_random.py::test_shuffle PASSED <text:s text:c="9"/>[ 33%]</text:span></text:p>
                </text:list-item>
                <text:list-item>
                  <text:p text:style-name="P21"><text:span text:style-name="T9">examples/test_random.py::test_choice PASSED <text:s text:c="10"/>[ 66%]</text:span></text:p>
                </text:list-item>
                <text:list-item>
                  <text:p text:style-name="P21"><text:span text:style-name="T9">examples/test_random.py::test_sample PASSED <text:s text:c="10"/>[100%]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========= 3 passed in 0.02 seconds =========</text:span></text:p>
                </text:list-item>
                <text:list-item>
                  <text:p text:style-name="P21"><text:span text:style-name="T9">$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/></text:p>
                  <text:p text:style-name="P21"><text:span text:style-name="T9"/></text:p>
                </text:list-item>
              </text:list>
            </text:list-item>
          </text:list>
          <text:list text:style-name="L1">
            <text:list-header>
              <text:p text:style-name="P23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5" presentation:class="page"/>
          <draw:custom-shape draw:style-name="gr39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88" draw:text-style-name="P10" draw:layer="layout" svg:width="22.4cm" svg:height="2.1cm" svg:x="2.799cm" svg:y="-0.001cm">
          <text:list text:style-name="L4">
            <text:list-header>
              <text:p text:style-name="P9"><text:span text:style-name="T5">Testa random med pytest (forts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2" draw:layer="layout" svg:width="22.4cm" svg:height="11.674cm" svg:x="2.8cm" svg:y="2.657cm">
          <text:list text:style-name="L5">
            <text:list-header>
              <text:p text:style-name="P20"><text:span text:style-name="T13"><text:s/></text:span></text:p>
            </text:list-header>
          </text:list>
          <text:list text:style-name="L6">
            <text:list-item>
              <text:list>
                <text:list-item>
                  <text:p text:style-name="P21"><text:span text:style-name="T22"/></text:p>
                </text:list-item>
                <text:list-item>
                  <text:p text:style-name="P21"><text:span text:style-name="T9">import pytest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sample_err():</text:span></text:p>
                </text:list-item>
                <text:list-item>
                  <text:p text:style-name="P21"><text:span text:style-name="T9"><text:s text:c="4"/></text:span><text:span text:style-name="T9">with pytest.raises(ValueError):</text:span></text:p>
                </text:list-item>
                <text:list-item>
                  <text:p text:style-name="P21"><text:span text:style-name="T9"><text:s text:c="8"/></text:span><text:span text:style-name="T9">random.sample(seq, len(seq) + 1)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choice_dist():</text:span></text:p>
                </text:list-item>
                <text:list-item>
                  <text:p text:style-name="P21"><text:span text:style-name="T9"><text:s text:c="4"/></text:span><text:span text:style-name="T9">found = set()</text:span></text:p>
                </text:list-item>
                <text:list-item>
                  <text:p text:style-name="P21"><text:span text:style-name="T9"><text:s text:c="4"/></text:span><text:span text:style-name="T9">res = set(seq)</text:span></text:p>
                </text:list-item>
                <text:list-item>
                  <text:p text:style-name="P21"><text:span text:style-name="T9"><text:s text:c="4"/></text:span><text:span text:style-name="T9">while found != res:</text:span></text:p>
                </text:list-item>
                <text:list-item>
                  <text:p text:style-name="P21"><text:span text:style-name="T9"><text:s text:c="8"/></text:span><text:span text:style-name="T9">found.add(random.choice(seq)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6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3" draw:text-style-name="P10" draw:layer="layout" svg:width="22.4cm" svg:height="2.1cm" svg:x="2.799cm" svg:y="-0.001cm">
          <text:list text:style-name="L4">
            <text:list-header>
              <text:p text:style-name="P9"><text:span text:style-name="T5">Test - py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9" draw:layer="layout" svg:width="22.4cm" svg:height="10.816cm" svg:x="2.8cm" svg:y="2.658cm">
          <text:list text:style-name="L5">
            <text:list-item>
              <text:p text:style-name="P11"><text:span text:style-name="T7">Göra testerna ”körbara”:</text:span></text:p>
              <text:list>
                <text:list-header>
                  <text:p text:style-name="P11"><text:span text:style-name="T25"><text:line-break/></text:span><text:span text:style-name="T23">if __name__ == '__main__':</text:span></text:p>
                  <text:p text:style-name="P11"><text:span text:style-name="T23"><text:s text:c="4"/></text:span><text:span text:style-name="T23">import pytest</text:span></text:p>
                  <text:p text:style-name="P11"><text:span text:style-name="T23"><text:s text:c="4"/></text:span><text:span text:style-name="T23">pytest.main([__file__, "-vx"])</text:span></text:p>
                  <text:p text:style-name="P11"><text:span text:style-name="T25"/></text:p>
                </text:list-header>
              </text:list>
            </text:list-item>
          </text:list>
          <text:list text:style-name="L1">
            <text:list-header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7" presentation:class="page"/>
          <draw:custom-shape draw:style-name="gr98" draw:text-style-name="P25" draw:layer="layout" svg:width="15.303cm" svg:height="13.365cm" svg:x="2.824cm" svg:y="14.109cm">
            <text:list text:style-name="L7">
              <text:list-item>
                <text:p text:style-name="P24"><text:span text:style-name="T16">Hur hittar man detta..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5" draw:layer="layout" svg:width="6.274cm" svg:height="1.256cm" svg:x="2.824cm" svg:y="27.501cm">
            <text:list text:style-name="L3">
              <text:list-header>
                <text:p text:style-name="P4"><text:span text:style-name="T4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7" draw:layer="layout" svg:width="1.412cm" svg:height="1.256cm" svg:x="18.599cm" svg:y="27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5" draw:layer="layout" svg:width="15.303cm" svg:height="1.146cm" svg:x="2.825cm" svg:y="0.916cm">
            <text:list text:style-name="L3">
              <text:list-header>
                <text:p text:style-name="P4"><text:span text:style-name="T4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02" draw:text-style-name="P10" draw:layer="layout" svg:width="22.4cm" svg:height="2.1cm" svg:x="2.8cm" svg:y="0cm">
          <text:list text:style-name="L4">
            <text:list-header>
              <text:p text:style-name="P9"><text:span text:style-name="T5">Test - beroend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9" draw:layer="layout" svg:width="22.4cm" svg:height="10.816cm" svg:x="2.8cm" svg:y="2.658cm">
          <text:list text:style-name="L5">
            <text:list-item>
              <text:p text:style-name="P11"><text:span text:style-name="T7">Kod som läser från </text:span><text:span text:style-name="T23">sys.stdin</text:span><text:span text:style-name="T7"> och skriver till </text:span><text:span text:style-name="T23">sys.stdout</text:span></text:p>
              <text:list>
                <text:list-header>
                  <text:p text:style-name="P11"><text:span text:style-name="T23">def guess(a, b):</text:span></text:p>
                  <text:p text:style-name="P11"><text:span text:style-name="T23"><text:s text:c="4"/></text:span><text:span text:style-name="T23">res = a + b</text:span></text:p>
                  <text:p text:style-name="P11"><text:span text:style-name="T23"><text:s text:c="4"/></text:span><text:span text:style-name="T23">while True:</text:span></text:p>
                  <text:p text:style-name="P11"><text:span text:style-name="T23"><text:s text:c="8"/></text:span><text:span text:style-name="T23">try:</text:span></text:p>
                  <text:p text:style-name="P11"><text:span text:style-name="T23"><text:s text:c="12"/></text:span><text:span text:style-name="T23">g = input("What is {:d}+{:d}: ".format(a, b))</text:span></text:p>
                  <text:p text:style-name="P11"><text:span text:style-name="T23"><text:s text:c="12"/></text:span><text:span text:style-name="T23">if int(g) == res:</text:span></text:p>
                  <text:p text:style-name="P11"><text:span text:style-name="T23"><text:s text:c="16"/></text:span><text:span text:style-name="T23">break</text:span></text:p>
                  <text:p text:style-name="P11"><text:span text:style-name="T23"><text:s text:c="12"/></text:span><text:span text:style-name="T23">print("Wrong!", end=" ")</text:span></text:p>
                  <text:p text:style-name="P11"><text:span text:style-name="T23"><text:s text:c="8"/></text:span><text:span text:style-name="T23">except ValueError:</text:span></text:p>
                  <text:p text:style-name="P11"><text:span text:style-name="T23"><text:s text:c="12"/></text:span><text:span text:style-name="T23">print("Bad input!", end=" ")</text:span></text:p>
                  <text:p text:style-name="P11"><text:span text:style-name="T23"><text:s text:c="4"/></text:span><text:span text:style-name="T23">print("Correct!")</text:span></text:p>
                  <text:p text:style-name="P11"><text:span text:style-name="T26"/></text:p>
                </text:list-header>
              </text:list>
            </text:list-item>
          </text:list>
          <text:list text:style-name="L1">
            <text:list-header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8" presentation:class="page"/>
          <draw:custom-shape draw:style-name="gr107" draw:text-style-name="P25" draw:layer="layout" svg:width="15.303cm" svg:height="13.365cm" svg:x="2.824cm" svg:y="14.109cm">
            <text:list text:style-name="L7">
              <text:list-item>
                <text:p text:style-name="P24"><text:span text:style-name="T16">Hur hittar man detta..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5" draw:layer="layout" svg:width="6.274cm" svg:height="1.256cm" svg:x="2.824cm" svg:y="27.501cm">
            <text:list text:style-name="L3">
              <text:list-header>
                <text:p text:style-name="P4"><text:span text:style-name="T4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7" draw:layer="layout" svg:width="1.412cm" svg:height="1.256cm" svg:x="18.599cm" svg:y="27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5" draw:layer="layout" svg:width="15.303cm" svg:height="1.146cm" svg:x="2.825cm" svg:y="0.916cm">
            <text:list text:style-name="L3">
              <text:list-header>
                <text:p text:style-name="P4"><text:span text:style-name="T4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11" draw:text-style-name="P10" draw:layer="layout" svg:width="22.4cm" svg:height="2.1cm" svg:x="2.799cm" svg:y="-0.001cm">
          <text:list text:style-name="L4">
            <text:list-header>
              <text:p text:style-name="P9"><text:span text:style-name="T5">Testa stdin/std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2" draw:layer="layout" svg:width="22.4cm" svg:height="11.674cm" svg:x="2.8cm" svg:y="2.657cm">
          <text:list text:style-name="L5">
            <text:list-header>
              <text:p text:style-name="P20"><text:span text:style-name="T13"><text:s/></text:span></text:p>
            </text:list-header>
          </text:list>
          <text:list text:style-name="L6">
            <text:list-item>
              <text:list>
                <text:list-item>
                  <text:p text:style-name="P21"><text:span text:style-name="T22"/></text:p>
                </text:list-item>
                <text:list-item>
                  <text:p text:style-name="P21"><text:span text:style-name="T9">from contextlib import redirect_stdout</text:span></text:p>
                </text:list-item>
                <text:list-item>
                  <text:p text:style-name="P21"><text:span text:style-name="T9">import io</text:span></text:p>
                </text:list-item>
                <text:list-item>
                  <text:p text:style-name="P21"><text:span text:style-name="T9">import sys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guess():</text:span></text:p>
                </text:list-item>
                <text:list-item>
                  <text:p text:style-name="P21"><text:span text:style-name="T9"><text:s text:c="4"/></text:span><text:span text:style-name="T9">f = io.StringIO()</text:span></text:p>
                </text:list-item>
                <text:list-item>
                  <text:p text:style-name="P21"><text:span text:style-name="T9"><text:s text:c="4"/></text:span><text:span text:style-name="T9">with redirect_stdout(f):</text:span></text:p>
                </text:list-item>
                <text:list-item>
                  <text:p text:style-name="P21"><text:span text:style-name="T9"><text:s text:c="7"/></text:span><text:span text:style-name="T9">sys.stdin = io.StringIO("4\r\n")</text:span></text:p>
                </text:list-item>
                <text:list-item>
                  <text:p text:style-name="P21"><text:span text:style-name="T9"><text:s text:c="7"/></text:span><text:span text:style-name="T9">guess(2, 2)</text:span></text:p>
                </text:list-item>
                <text:list-item>
                  <text:p text:style-name="P21"><text:span text:style-name="T9"><text:s text:c="4"/></text:span><text:span text:style-name="T9">assert f.getvalue().find("Correct") &gt;= 0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9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16" draw:text-style-name="P10" draw:layer="layout" svg:width="22.4cm" svg:height="2.1cm" svg:x="2.799cm" svg:y="-0.001cm">
          <text:list text:style-name="L4">
            <text:list-header>
              <text:p text:style-name="P9"><text:span text:style-name="T5">Test – beroend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9" draw:layer="layout" svg:width="22.4cm" svg:height="10.816cm" svg:x="2.8cm" svg:y="2.658cm">
          <text:list text:style-name="L5">
            <text:list-item>
              <text:p text:style-name="P11"><text:span text:style-name="T7">Komponenter man vill testa kan vara beroende av andra komponenter</text:span></text:p>
              <text:list>
                <text:list-item>
                  <text:p text:style-name="P11"><text:span text:style-name="T7">ökar komplexiteten</text:span></text:p>
                </text:list-item>
                <text:list-item>
                  <text:p text:style-name="P11"><text:span text:style-name="T7">kan ha sidoeffekter</text:span></text:p>
                </text:list-item>
                <text:list-item>
                  <text:p text:style-name="P11"><text:span text:style-name="T7">svårare att automatisera</text:span></text:p>
                </text:list-item>
              </text:list>
            </text:list-item>
            <text:list-item>
              <text:p text:style-name="P11"><text:span text:style-name="T7">Ett vanligt knep är att ersätta externa komponenter med fejkade motsvarigheter</text:span></text:p>
              <text:list>
                <text:list-item>
                  <text:p text:style-name="P11"><text:span text:style-name="T7">”</text:span><text:span text:style-name="T7">mock objects”</text:span></text:p>
                </text:list-item>
              </text:list>
            </text:list-item>
            <text:list-item>
              <text:p text:style-name="P11"><text:span text:style-name="T7">Kod bör skrivas så att den blir ”testbar”</text:span></text:p>
              <text:list>
                <text:list-item>
                  <text:p text:style-name="P11"><text:span text:style-name="T7">minimera beroenden mellan komponenter</text:span></text:p>
                </text:list-item>
                <text:list-item>
                  <text:p text:style-name="P11"><text:span text:style-name="T7">underlätta ”mock” av externa komponenter</text:span></text:p>
                </text:list-item>
              </text:list>
            </text:list-item>
            <text:list-item>
              <text:p text:style-name="P11"><text:span text:style-name="T7">Modulen </text:span><text:span text:style-name="T23">unittest.mock </text:span><text:span text:style-name="T27">är ofta smidig vid mockning</text:span></text:p>
              <text:list>
                <text:list-item>
                  <text:p text:style-name="P11"><text:span text:style-name="T27">fast Python är i sig sensationellt lätt att mocka.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20" presentation:class="page"/>
          <draw:custom-shape draw:style-name="gr121" draw:text-style-name="P25" draw:layer="layout" svg:width="15.303cm" svg:height="13.365cm" svg:x="2.824cm" svg:y="14.109cm">
            <text:list text:style-name="L7">
              <text:list-item>
                <text:p text:style-name="P24"><text:span text:style-name="T16">Hur hittar man detta..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5" draw:layer="layout" svg:width="6.274cm" svg:height="1.256cm" svg:x="2.824cm" svg:y="27.501cm">
            <text:list text:style-name="L3">
              <text:list-header>
                <text:p text:style-name="P4"><text:span text:style-name="T4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7" draw:layer="layout" svg:width="1.412cm" svg:height="1.256cm" svg:x="18.599cm" svg:y="27.501cm">
            <text:list text:style-name="L3">
              <text:list-header>
                <text:p text:style-name="P6"><text:span text:style-name="T4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5" draw:layer="layout" svg:width="15.303cm" svg:height="1.146cm" svg:x="2.825cm" svg:y="0.916cm">
            <text:list text:style-name="L3">
              <text:list-header>
                <text:p text:style-name="P4"><text:span text:style-name="T4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25" draw:text-style-name="P10" draw:layer="layout" svg:width="22.4cm" svg:height="2.1cm" svg:x="2.799cm" svg:y="-0.001cm">
          <text:list text:style-name="L4">
            <text:list-header>
              <text:p text:style-name="P9"><text:span text:style-name="T5">Mock med inbyggd logi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2" draw:layer="layout" svg:width="22.4cm" svg:height="11.674cm" svg:x="2.8cm" svg:y="2.657cm">
          <text:list text:style-name="L5">
            <text:list-header>
              <text:p text:style-name="P20"><text:span text:style-name="T13"><text:s text:c="2"/></text:span><text:span text:style-name="T9">class MockUser:</text:span></text:p>
            </text:list-header>
          </text:list>
          <text:list text:style-name="L6">
            <text:list-item>
              <text:list>
                <text:list-item>
                  <text:p text:style-name="P21"><text:span text:style-name="T9"><text:s text:c="4"/></text:span><text:span text:style-name="T9">def __init__(self, L):</text:span></text:p>
                </text:list-item>
                <text:list-item>
                  <text:p text:style-name="P21"><text:span text:style-name="T9"><text:s text:c="8"/></text:span><text:span text:style-name="T9">self.lines = L</text:span></text:p>
                </text:list-item>
                <text:list-item>
                  <text:p text:style-name="P21"><text:span text:style-name="T9"><text:s text:c="4"/></text:span><text:span text:style-name="T9">def readline(self):</text:span></text:p>
                </text:list-item>
                <text:list-item>
                  <text:p text:style-name="P21"><text:span text:style-name="T9"><text:s text:c="8"/></text:span><text:span text:style-name="T9">if self.lines:</text:span></text:p>
                </text:list-item>
                <text:list-item>
                  <text:p text:style-name="P21"><text:span text:style-name="T9"><text:s text:c="12"/></text:span><text:span text:style-name="T9">return self.lines.pop(0)</text:span></text:p>
                </text:list-item>
                <text:list-item>
                  <text:p text:style-name="P21"><text:span text:style-name="T9"><text:s text:c="8"/></text:span><text:span text:style-name="T9">else:</text:span></text:p>
                </text:list-item>
                <text:list-item>
                  <text:p text:style-name="P21"><text:span text:style-name="T9"><text:s text:c="12"/></text:span><text:span text:style-name="T9">raise EOFError</text:span></text:p>
                </text:list-item>
                <text:list-item>
                  <text:p text:style-name="P21"><text:span text:style-name="T9"/></text:p>
                </text:list-item>
                <text:list-item>
                  <text:p text:style-name="P21"><text:span text:style-name="T9">def test_guess():</text:span></text:p>
                </text:list-item>
                <text:list-item>
                  <text:p text:style-name="P21"><text:span text:style-name="T9"><text:s text:c="4"/></text:span><text:span text:style-name="T9">f = io.StringIO()</text:span></text:p>
                </text:list-item>
                <text:list-item>
                  <text:p text:style-name="P21"><text:span text:style-name="T9"><text:s text:c="4"/></text:span><text:span text:style-name="T9">with redirect_stdout(f):</text:span></text:p>
                </text:list-item>
                <text:list-item>
                  <text:p text:style-name="P21"><text:span text:style-name="T9"><text:s text:c="7"/></text:span><text:span text:style-name="T9">sys.stdin = MockUser(["5\n", "kalle\n", "4\n"])</text:span></text:p>
                </text:list-item>
                <text:list-item>
                  <text:p text:style-name="P21"><text:span text:style-name="T9"><text:s text:c="7"/></text:span><text:span text:style-name="T9">guess(2, 2)</text:span></text:p>
                </text:list-item>
                <text:list-item>
                  <text:p text:style-name="P21"><text:span text:style-name="T9"><text:s text:c="4"/></text:span><text:span text:style-name="T9">assert f.getvalue().find("Correct") &gt;= 0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7" draw:layer="layout" svg:width="1.4cm" svg:height="0.84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21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custom-shape draw:style-name="gr130" draw:text-style-name="P10" draw:layer="layout" svg:width="22.4cm" svg:height="2.1cm" svg:x="2.799cm" svg:y="-0.001cm">
          <text:list text:style-name="L4">
            <text:list-header>
              <text:p text:style-name="P9"><text:span text:style-name="T5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37" draw:layer="layout" svg:width="22.4cm" svg:height="10.817cm" svg:x="2.8cm" svg:y="2.657cm">
          <text:list text:style-name="L5">
            <text:list-item>
              <text:p text:style-name="P26"><text:span text:style-name="T28">ovn1201/test_maxtal .py</text:span><text:span text:style-name="T29"> <text:s/>Skriv ett antal testfall med pytest för funktionen från </text:span><text:span text:style-name="T30">ovn0308/funktion2.py</text:span><text:span text:style-name="T31">.</text:span></text:p>
            </text:list-item>
            <text:list-item>
              <text:p text:style-name="P26"><text:span text:style-name="T28">ovn1202/funktion4.py</text:span><text:span text:style-name="T29"> <text:s/>Som </text:span><text:span text:style-name="T30">ovn0308/funktion2.py</text:span><text:span text:style-name="T31"> men lägg till doctest.</text:span></text:p>
            </text:list-item>
            <text:list-item>
              <text:p text:style-name="P26"><text:span text:style-name="T30">ovn1203/autoguess.py</text:span><text:span text:style-name="T31"> <text:s/>Skriv ett program som automatiserar körningen av programmet </text:span><text:span text:style-name="T30">ovn0602/gissatal2.py</text:span><text:span text:style-name="T31">.</text:span></text:p>
            </text:list-item>
          </text:list>
          <text:list text:style-name="L1">
            <text:list-header>
              <text:p text:style-name="P2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10" draw:layer="layout" svg:width="2.333cm" svg:height="0.84cm" svg:x="0.466cm" svg:y="14.524cm">
          <text:list text:style-name="L3">
            <text:list-header>
              <text:p text:style-name="P9"><text:span text:style-name="T8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5" draw:layer="layout" svg:width="21.467cm" svg:height="0.839cm" svg:x="3.266cm" svg:y="14.525cm">
          <text:list text:style-name="L3">
            <text:list-header>
              <text:p text:style-name="P14"><text:span text:style-name="T8">© Init AB</text:span><text:span text:style-name="T4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7" draw:layer="layout" svg:width="1.4cm" svg:height="0.839cm" svg:x="25.2cm" svg:y="14.524cm">
          <text:list text:style-name="L3">
            <text:list-header>
              <text:p text:style-name="P16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22" presentation:class="page"/>
          <draw:custom-shape draw:style-name="gr18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2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203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704cm" fo:margin-right="0cm" fo:margin-top="0.174cm" fo:margin-bottom="0cm" fo:line-height="100%" fo:text-align="start" fo:text-indent="-0.655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6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67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" fo:font-family="Arial" style:font-pitch="variable" fo:font-size="28.700000762939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9.365cm" fo:min-width="24.93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6cm" fo:min-width="20.496cm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5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6" style:family="presentation" style:parent-style-name="Titel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02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3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draw:style-name="Mgr3" draw:text-style-name="MP7" draw:layer="backgroundobjects" svg:width="2.528cm" svg:height="1.797cm" svg:x="1.127cm" svg:y="13.187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4" draw:text-style-name="MP8" draw:layer="backgroundobjects" svg:width="25.432cm" svg:height="9.625cm" svg:x="1.634cm" svg:y="4.375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366cm" svg:height="2.432cm" svg:x="2.798cm" svg:y="-0.357cm" presentation:class="title" presentation:placeholder="true">
        <draw:text-box/>
      </draw:frame>
      <draw:frame presentation:style-name="Titel1-outline1" draw:layer="backgroundobjects" svg:width="22.366cm" svg:height="9.253cm" svg:x="2.798cm" svg:y="2.658cm" presentation:class="outline" presentation:placeholder="true">
        <draw:text-box/>
      </draw:frame>
      <draw:frame draw:style-name="Mgr5" draw:text-style-name="MP10" draw:layer="backgroundobjects" svg:width="3.466cm" svg:height="1.024cm" svg:x="4.433cm" svg:y="14.349cm" presentation:class="date-time">
        <draw:text-box>
          <text:list text:style-name="ML3">
            <text:list-header>
              <text:p text:style-name="MP9"><text:span text:style-name="MT2">2010-09</text:span></text:p>
            </text:list-header>
          </text:list>
        </draw:text-box>
      </draw:frame>
      <draw:frame draw:style-name="Mgr6" draw:text-style-name="MP10" draw:layer="backgroundobjects" svg:width="8.833cm" svg:height="1.024cm" svg:x="9.565cm" svg:y="14.349cm" presentation:class="footer">
        <draw:text-box>
          <text:list text:style-name="ML3">
            <text:list-header>
              <text:p text:style-name="MP9"><text:span text:style-name="MT2">© Init AB</text:span></text:p>
            </text:list-header>
          </text:list>
        </draw:text-box>
      </draw:frame>
      <draw:frame draw:style-name="Mgr7" draw:text-style-name="MP12" draw:layer="backgroundobjects" svg:width="6.5cm" svg:height="1.024cm" svg:x="20.066cm" svg:y="14.349cm" presentation:class="page-number">
        <draw:text-box>
          <text:list text:style-name="ML4">
            <text:list-header>
              <text:p text:style-name="MP11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8" draw:text-style-name="MP13" draw:layer="backgroundobjects" svg:width="21cm" svg:height="29.7cm" svg:x="0cm" svg:y="0cm">
          <text:p/>
        </draw:rect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5.219cm" svg:height="11.106cm" svg:x="2.873cm" svg:y="2.223cm" presentation:class="page"/>
        <draw:frame presentation:style-name="Titel1-notes" draw:layer="backgroundobjects" svg:width="15.268cm" svg:height="13.331cm" svg:x="2.824cm" svg:y="14.109cm" presentation:class="notes" presentation:placeholder="true">
          <draw:text-box/>
        </draw:frame>
        <draw:frame presentation:style-name="Mpr4" draw:text-style-name="MP10" draw:layer="backgroundobjects" svg:width="6.239cm" svg:height="1.222cm" svg:x="2.824cm" svg:y="27.5cm" presentation:class="footer">
          <draw:text-box>
            <text:list text:style-name="ML5">
              <text:list-header>
                <text:p text:style-name="MP9"><text:span text:style-name="MT4">© Init AB</text:span></text:p>
              </text:list-header>
            </text:list>
          </draw:text-box>
        </draw:frame>
        <draw:frame presentation:style-name="Mpr5" draw:text-style-name="MP12" draw:layer="backgroundobjects" svg:width="1.378cm" svg:height="1.222cm" svg:x="18.598cm" svg:y="27.5cm" presentation:class="page-number">
          <draw:text-box>
            <text:list text:style-name="ML5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  <draw:frame presentation:style-name="Mpr6" draw:text-style-name="MP10" draw:layer="backgroundobjects" svg:width="15.268cm" svg:height="1.112cm" svg:x="2.824cm" svg:y="0.916cm" presentation:class="header">
          <draw:text-box>
            <text:list text:style-name="ML5">
              <text:list-header>
                <text:p text:style-name="MP9"><text:span text:style-name="MT4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4T12:53:25.664664053</meta:creation-date>
    <dc:date>2019-11-15T13:09:47.566334784</dc:date>
    <meta:editing-duration>PT10H32M51S</meta:editing-duration>
    <meta:editing-cycles>25</meta:editing-cycles>
    <meta:generator>LibreOffice/6.3.2.2$Linux_X86_64 LibreOffice_project/30$Build-2</meta:generator>
    <meta:document-statistic meta:object-count="210"/>
  </office:meta>
</office:document-meta>
</file>